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669" officeooo:paragraph-rsid="0007f669"/>
    </style:style>
    <style:style style:name="P2" style:family="paragraph" style:parent-style-name="Standard">
      <style:paragraph-properties style:line-height-at-least="0.198in"/>
      <style:text-properties fo:color="#cccccc" style:font-name="Droid Sans Mono" fo:font-size="10.5pt" fo:font-weight="normal" fo:background-color="#1f1f1f"/>
    </style:style>
    <style:style style:name="P3" style:family="paragraph" style:parent-style-name="Standard">
      <style:text-properties fo:color="#cccccc" style:font-name="Droid Sans Mono" fo:font-size="10.5pt" fo:font-weight="normal" officeooo:rsid="0007f669" officeooo:paragraph-rsid="0007f669" fo:background-color="#1f1f1f"/>
    </style:style>
    <style:style style:name="P4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f1f1f"/>
    </style:style>
    <style:style style:name="P5" style:family="paragraph" style:parent-style-name="Standard">
      <style:text-properties fo:color="#6a9955" style:font-name="Droid Sans Mono" fo:font-size="10.5pt" fo:font-weight="normal" officeooo:rsid="0007f669" officeooo:paragraph-rsid="0007f669" fo:background-color="#1f1f1f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iginal Inertias:</text:p>
      <text:p text:style-name="P1"/>
      <text:p text:style-name="P1">Base:</text:p>
      <text:p text:style-name="P3"><text:span text:style-name="T1">&lt;</text:span><text:span text:style-name="T2">mass</text:span> <text:span text:style-name="T3">value</text:span>=<text:span text:style-name="T4">"3.1895"</text:span><text:span text:style-name="T1">/&gt;</text:span> </text:p>
      <text:p text:style-name="P2"><text:span text:style-name="T1">&lt;</text:span><text:span text:style-name="T2">origin</text:span> <text:span text:style-name="T3">rpy</text:span>=<text:span text:style-name="T4">"0.0 0.0 -1.5708"</text:span> <text:span text:style-name="T3">xyz</text:span>=<text:span text:style-name="T4">"0.0001 0.0301 0.0241"</text:span><text:span text:style-name="T1">/&gt;</text:span></text:p>
      <text:p text:style-name="P2"><text:span text:style-name="T1">&lt;</text:span><text:span text:style-name="T2">inertia</text:span> <text:span text:style-name="T3">ixx</text:span>=<text:span text:style-name="T4">"0.0170990623"</text:span> <text:span text:style-name="T3">ixy</text:span>=<text:span text:style-name="T4">"3.09e-08"</text:span> <text:span text:style-name="T3">ixz</text:span>=<text:span text:style-name="T4">"-5.394e-07"</text:span> <text:span text:style-name="T3">iyy</text:span>=<text:span text:style-name="T4">"0.0115476717"</text:span> <text:span text:style-name="T3">iyz</text:span>=<text:span text:style-name="T4">"4.77948e-05"</text:span> <text:span text:style-name="T3">izz</text:span>=<text:span text:style-name="T4">"0.0268461573"</text:span><text:span text:style-name="T1">/&gt;</text:span></text:p>
      <text:p text:style-name="P1"/>
      <text:p text:style-name="P1">Hip:</text:p>
      <text:p text:style-name="P3"><text:span text:style-name="T1">&lt;</text:span><text:span text:style-name="T2">mass</text:span> <text:span text:style-name="T3">value</text:span>=<text:span text:style-name="T4">"0.0431"</text:span><text:span text:style-name="T1">/&gt;</text:span> </text:p>
      <text:p text:style-name="P2"><text:span text:style-name="T1">&lt;</text:span><text:span text:style-name="T2">origin</text:span> <text:span text:style-name="T3">rpy</text:span>=<text:span text:style-name="T4">"3.1416 0.0 0.0"</text:span> <text:span text:style-name="T3">xyz</text:span>=<text:span text:style-name="T4">"0.0236 -0.0001 -0.003"</text:span><text:span text:style-name="T1">/&gt;</text:span></text:p>
      <text:p text:style-name="P2"><text:span text:style-name="T1">&lt;</text:span><text:span text:style-name="T2">inertia</text:span> <text:span text:style-name="T3">ixx</text:span>=<text:span text:style-name="T4">"9.9689e-06"</text:span> <text:span text:style-name="T3">ixy</text:span>=<text:span text:style-name="T4">"7.49e-08"</text:span> <text:span text:style-name="T3">ixz</text:span>=<text:span text:style-name="T4">"-2.3932e-06"</text:span> <text:span text:style-name="T3">iyy</text:span>=<text:span text:style-name="T4">"2.49545e-05"</text:span> <text:span text:style-name="T3">iyz</text:span>=<text:span text:style-name="T4">"5.1e-09"</text:span> <text:span text:style-name="T3">izz</text:span>=<text:span text:style-name="T4">"2.81284e-05"</text:span><text:span text:style-name="T1">/&gt;</text:span></text:p>
      <text:p text:style-name="P1"/>
      <text:p text:style-name="P1">Thigh:</text:p>
      <text:p text:style-name="P3"><text:span text:style-name="T1">&lt;</text:span><text:span text:style-name="T2">mass</text:span> <text:span text:style-name="T3">value</text:span>=<text:span text:style-name="T4">"0.3189"</text:span><text:span text:style-name="T1">/&gt;</text:span> </text:p>
      <text:p text:style-name="P2"><text:span text:style-name="T1">&lt;</text:span><text:span text:style-name="T2">origin</text:span> <text:span text:style-name="T3">rpy</text:span>=<text:span text:style-name="T4">"0.0 0.0 0.0"</text:span> <text:span text:style-name="T3">xyz</text:span>=<text:span text:style-name="T4">"0.1027 0.0 0.0"</text:span><text:span text:style-name="T1">/&gt;</text:span></text:p>
      <text:p text:style-name="P2"><text:span text:style-name="T1">&lt;</text:span><text:span text:style-name="T2">inertia</text:span> <text:span text:style-name="T3">ixx</text:span>=<text:span text:style-name="T4">"4.50707e-05"</text:span> <text:span text:style-name="T3">ixy</text:span>=<text:span text:style-name="T4">"-1e-10"</text:span> <text:span text:style-name="T3">ixz</text:span>=<text:span text:style-name="T4">"1.78e-08"</text:span> <text:span text:style-name="T3">iyy</text:span>=<text:span text:style-name="T4">"9.67208e-05"</text:span> <text:span text:style-name="T3">iyz</text:span>=<text:span text:style-name="T4">"4.87e-08"</text:span> <text:span text:style-name="T3">izz</text:span>=<text:span text:style-name="T4">"6.39767e-05"</text:span><text:span text:style-name="T1">/&gt;</text:span></text:p>
      <text:p text:style-name="P1"/>
      <text:p text:style-name="P1">Calf:</text:p>
      <text:p text:style-name="P3"><text:span text:style-name="T1">&lt;</text:span><text:span text:style-name="T2">mass</text:span> <text:span text:style-name="T3">value</text:span>=<text:span text:style-name="T4">"0.0478"</text:span><text:span text:style-name="T1">/&gt;</text:span> </text:p>
      <text:p text:style-name="P2"><text:span text:style-name="T1">&lt;</text:span><text:span text:style-name="T2">origin</text:span> <text:span text:style-name="T3">rpy</text:span>=<text:span text:style-name="T4">"0 0.0 0.0"</text:span> <text:span text:style-name="T3">xyz</text:span>=<text:span text:style-name="T4">"0.1087 0.0 -0.0029"</text:span><text:span text:style-name="T1">/&gt;</text:span></text:p>
      <text:p text:style-name="P2"><text:span text:style-name="T1">&lt;</text:span><text:span text:style-name="T2">inertia</text:span> <text:span text:style-name="T3">ixx</text:span>=<text:span text:style-name="T4">"8.4583e-06"</text:span> <text:span text:style-name="T3">ixy</text:span>=<text:span text:style-name="T4">"9e-10"</text:span> <text:span text:style-name="T3">ixz</text:span>=<text:span text:style-name="T4">"-1.2898e-06"</text:span> <text:span text:style-name="T3">iyy</text:span>=<text:span text:style-name="T4">"4.69251e-05"</text:span> <text:span text:style-name="T3">iyz</text:span>=<text:span text:style-name="T4">"-1.9e-09"</text:span> <text:span text:style-name="T3">izz</text:span>=<text:span text:style-name="T4">"5.27944e-05"</text:span><text:span text:style-name="T1">/&gt;</text:span></text:p>
      <text:p text:style-name="P1"/>
      <text:p text:style-name="P1">Foot:</text:p>
      <text:p text:style-name="P3"><text:span text:style-name="T1">&lt;</text:span><text:span text:style-name="T2">mass</text:span> <text:span text:style-name="T3">value</text:span>=<text:span text:style-name="T4">"0.0716"</text:span><text:span text:style-name="T1">/&gt;</text:span> </text:p>
      <text:p text:style-name="P2"><text:span text:style-name="T1">&lt;</text:span><text:span text:style-name="T2">origin</text:span> <text:span text:style-name="T3">rpy</text:span>=<text:span text:style-name="T4">"0.0 0.0 0.0"</text:span> <text:span text:style-name="T3">xyz</text:span>=<text:span text:style-name="T4">"0.0528 -0.0 0.0"</text:span><text:span text:style-name="T1">/&gt;</text:span></text:p>
      <text:p text:style-name="P2"><text:span text:style-name="T1">&lt;</text:span><text:span text:style-name="T2">inertia</text:span> <text:span text:style-name="T3">ixx</text:span>=<text:span text:style-name="T4">"9.7391e-06"</text:span> <text:span text:style-name="T3">ixy</text:span>=<text:span text:style-name="T4">"0.0"</text:span> <text:span text:style-name="T3">ixz</text:span>=<text:span text:style-name="T4">"-0.0"</text:span> <text:span text:style-name="T3">iyy</text:span>=<text:span text:style-name="T4">"4.80545e-05"</text:span> <text:span text:style-name="T3">iyz</text:span>=<text:span text:style-name="T4">"-3e-09"</text:span> <text:span text:style-name="T3">izz</text:span>=<text:span text:style-name="T4">"4.65431e-05"</text:span><text:span text:style-name="T1">/&gt;</text:span></text:p>
      <text:p text:style-name="P1"/>
      <text:p text:style-name="P1">Control Rod:</text:p>
      <text:p text:style-name="P5">&lt;mass value="0.0281"/&gt; </text:p>
      <text:p text:style-name="P4">&lt;origin rpy="0.0 0.0 0.0" xyz="0.173 -0.0 -0.0001"/&gt;</text:p>
      <text:p text:style-name="P4">&lt;inertia ixx="1.2129e-06" ixy="-0.0" ixz="-4.5e-08" iyy="4.02491e-05" iyz="0.0" izz="4.07848e-05"/&gt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4T11:07:10.750951748</meta:creation-date>
    <dc:date>2023-08-04T11:18:39.824738718</dc:date>
    <meta:editing-duration>PT1M19S</meta:editing-duration>
    <meta:editing-cycles>1</meta:editing-cycles>
    <meta:document-statistic meta:table-count="0" meta:image-count="0" meta:object-count="0" meta:page-count="1" meta:paragraph-count="25" meta:word-count="105" meta:character-count="1146" meta:non-whitespace-character-count="1060"/>
    <meta:generator>LibreOffice/6.4.7.2$Linux_X86_64 LibreOffice_project/40$Build-2</meta:generator>
  </office:meta>
</office:document-meta>
</file>